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CourierNew1" svg:font-family="CourierNew" style:font-family-generic="modern" style:font-pitch="fixed"/>
    <style:font-face style:name="Liberation Mono" svg:font-family="'Liberation Mono'" style:font-family-generic="modern" style:font-pitch="fixed"/>
    <style:font-face style:name="Symbol1" svg:font-family="Symbol" style:font-family-generic="modern" style:font-pitch="fixed"/>
    <style:font-face style:name="Arial1" svg:font-family="Arial"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8b602a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8c675ca"/>
    </style:style>
    <style:style style:name="P5" style:family="paragraph" style:parent-style-name="Standard">
      <style:text-properties officeooo:paragraph-rsid="08ff9ccb"/>
    </style:style>
    <style:style style:name="P6" style:family="paragraph" style:parent-style-name="Standard">
      <style:text-properties officeooo:paragraph-rsid="090317e1"/>
    </style:style>
    <style:style style:name="P7" style:family="paragraph" style:parent-style-name="Standard">
      <style:text-properties officeooo:paragraph-rsid="0904dfea"/>
    </style:style>
    <style:style style:name="P8" style:family="paragraph" style:parent-style-name="Text_20_body">
      <style:paragraph-properties fo:text-align="start" style:justify-single-word="false"/>
    </style:style>
    <style:style style:name="P9" style:family="paragraph" style:parent-style-name="Text_20_body">
      <style:text-properties officeooo:paragraph-rsid="0900db96"/>
    </style:style>
    <style:style style:name="P10" style:family="paragraph" style:parent-style-name="Heading_20_2">
      <style:paragraph-properties fo:text-align="center" style:justify-single-word="false"/>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Standard" style:master-page-name="Standard">
      <style:paragraph-properties fo:text-align="center" style:justify-single-word="false" style:page-number="auto"/>
      <style:text-properties officeooo:paragraph-rsid="07a76e83"/>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9176b31"/>
    </style:style>
    <style:style style:name="P17" style:family="paragraph" style:parent-style-name="Standard">
      <style:text-properties officeooo:paragraph-rsid="090a735f"/>
    </style:style>
    <style:style style:name="P18" style:family="paragraph" style:parent-style-name="Standard">
      <style:text-properties officeooo:paragraph-rsid="0912845b"/>
    </style:style>
    <style:style style:name="P19" style:family="paragraph" style:parent-style-name="Standard">
      <style:text-properties officeooo:paragraph-rsid="09143947"/>
    </style:style>
    <style:style style:name="P20" style:family="paragraph" style:parent-style-name="Standard">
      <style:text-properties officeooo:paragraph-rsid="091c2054"/>
    </style:style>
    <style:style style:name="P21" style:family="paragraph" style:parent-style-name="Standard">
      <style:text-properties officeooo:paragraph-rsid="09261ee5"/>
    </style:style>
    <style:style style:name="P22" style:family="paragraph" style:parent-style-name="Standard">
      <style:text-properties officeooo:paragraph-rsid="09275189"/>
    </style:style>
    <style:style style:name="P23" style:family="paragraph" style:parent-style-name="Standard">
      <style:paragraph-properties fo:break-before="page"/>
      <style:text-properties officeooo:paragraph-rsid="0912845b"/>
    </style:style>
    <style:style style:name="P24" style:family="paragraph" style:parent-style-name="Text_20_body">
      <style:text-properties officeooo:paragraph-rsid="092f8921"/>
    </style:style>
    <style:style style:name="P25" style:family="paragraph" style:parent-style-name="Heading_20_1">
      <style:paragraph-properties fo:text-align="center" style:justify-single-word="false"/>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261ee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2f892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261ee5"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officeooo:rsid="08b602ae"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19"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0"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1"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2"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3"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24" style:family="text">
      <style:text-properties fo:font-variant="normal" fo:text-transform="none" fo:color="#000000"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25" style:family="text">
      <style:text-properties fo:font-variant="normal" fo:text-transform="none" fo:color="#000000" fo:font-size="10pt" fo:letter-spacing="normal" fo:language="en" fo:country="IN" fo:font-style="normal" style:text-underline-style="none" fo:font-weight="normal" officeooo:rsid="09261ee5"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26" style:family="text">
      <style:text-properties fo:font-variant="normal" fo:text-transform="none" fo:color="#000000" fo:letter-spacing="normal" fo:language="en" fo:country="IN" fo:font-style="normal" style:text-underline-style="none" fo:font-weight="normal" officeooo:rsid="08b602ae"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27"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style:font-name="Arial"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style:font-name="Arial" fo:font-size="10pt" fo:letter-spacing="normal" fo:language="en" fo:country="IN" fo:font-style="normal" style:text-underline-style="none" fo:font-weight="normal" officeooo:rsid="09261ee5"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354278" style:font-name="Arial,Bold" fo:font-size="13.5pt" fo:letter-spacing="normal" fo:language="en" fo:country="IN" fo:font-style="normal" style:text-underline-style="none" fo:font-weight="normal" officeooo:rsid="08b602ae" style:letter-kerning="true" fo:background-color="#e8f2fe" loext:char-shading-value="0" style:font-name-asian="Noto Sans CJK SC Regular" style:font-size-asian="13.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354278" style:font-name="Arial,Bold"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354278" style:font-name="Arial,Bold" fo:font-size="12pt" fo:letter-spacing="normal" fo:language="en" fo:country="IN" fo:font-style="normal" style:text-underline-style="none" officeooo:rsid="08b602ae"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34" style:family="text">
      <style:text-properties fo:font-variant="normal" fo:text-transform="none" fo:color="#354278" style:font-name="Arial,Bold"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354278" fo:font-size="12pt" fo:letter-spacing="normal" fo:language="en" fo:country="IN" fo:font-style="normal" style:text-underline-style="none" fo:font-weight="bold" officeooo:rsid="08b602ae" style:letter-kerning="tru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style:style>
    <style:style style:name="T36" style:family="text">
      <style:text-properties fo:font-variant="normal" fo:text-transform="none" fo:color="#908978" style:font-name="CourierNew1" fo:font-size="10pt" fo:letter-spacing="normal" fo:language="en" fo:country="IN" fo:font-style="normal" style:text-underline-style="none" fo:font-weight="normal" officeooo:rsid="08b602ae"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908978" style:font-name="CourierNew1" fo:font-size="10pt" fo:letter-spacing="normal" fo:language="en" fo:country="IN" fo:font-style="normal" style:text-underline-style="none" fo:font-weight="normal" officeooo:rsid="09261ee5"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8" style:family="text">
      <style:text-properties fo:font-variant="normal" fo:text-transform="none" fo:color="#908978" fo:font-size="10pt" fo:letter-spacing="normal" fo:language="en" fo:country="IN" fo:font-style="normal" style:text-underline-style="none" fo:font-weight="normal" officeooo:rsid="08b602ae"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39" style:family="text">
      <style:text-properties fo:font-variant="normal" fo:text-transform="none" fo:color="#908978" fo:font-size="10pt" fo:letter-spacing="normal" fo:language="en" fo:country="IN" fo:font-style="normal" style:text-underline-style="none" fo:font-weight="normal" officeooo:rsid="09261ee5" style:letter-kerning="true" fo:background-color="#e8f2fe" loext:char-shading-value="0" style:font-size-asian="10pt" style:language-asian="zh" style:country-asian="CN" style:font-style-asian="normal" style:font-weight-asian="normal" style:font-size-complex="12pt" style:language-complex="hi" style:country-complex="IN" style:font-style-complex="normal" style:font-weight-complex="normal"/>
    </style:style>
    <style:style style:name="T40" style:family="text">
      <style:text-properties fo:font-size="14pt" style:font-size-asian="14pt" style:font-size-complex="14pt"/>
    </style:style>
    <style:style style:name="T41" style:family="text">
      <style:text-properties fo:font-size="13pt" style:font-size-asian="13pt" style:font-size-complex="13pt"/>
    </style:style>
    <style:style style:name="T42" style:family="text">
      <style:text-properties style:font-name="Arial1" fo:font-size="10pt" style:font-size-asian="10pt"/>
    </style:style>
    <style:style style:name="T43" style:family="text">
      <style:text-properties fo:font-size="10pt" style:font-size-asian="10pt"/>
    </style:style>
    <style:style style:name="T44" style:family="text">
      <style:text-properties fo:color="#000000" fo:font-size="10pt" style:font-size-asian="10pt"/>
    </style:style>
    <style:style style:name="T45" style:family="text">
      <style:text-properties fo:color="#000000" style:font-name="Arial,Italic" fo:font-size="10pt" style:font-size-asian="10pt"/>
    </style:style>
    <style:style style:name="T46" style:family="text">
      <style:text-properties fo:font-size="12pt" style:font-size-asian="12pt" style:font-size-complex="12pt"/>
    </style:style>
    <style:style style:name="T47" style:family="text">
      <style:text-properties style:font-name="Arial,Italic" fo:font-size="10pt" style:font-size-asian="10pt"/>
    </style:style>
    <style:style style:name="T48" style:family="text">
      <style:text-properties style:font-name="Symbol" fo:font-size="10pt" style:font-size-asian="10pt"/>
    </style:style>
    <style:style style:name="T49" style:family="text">
      <style:text-properties fo:color="#908978" style:font-name="CourierNew" fo:font-size="10pt" style:font-size-asian="10pt"/>
    </style:style>
    <style:style style:name="T50" style:family="text">
      <style:text-properties fo:color="#908978" fo:font-size="10pt" style:font-size-asian="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ource_20_Text"><text:span text:style-name="T2"/></text:span></text:p>
      <text:p text:style-name="P1"><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029_3218822482" text:style-name="Index_20_Link" text:visited-style-name="Index_20_Link">FOREWORD<text:tab/>1</text:a></text:p>
          <text:p text:style-name="P12"><text:a xlink:type="simple" xlink:href="#__RefHeading___Toc1031_3218822482" text:style-name="Index_20_Link" text:visited-style-name="Index_20_Link">What Is Refactoring?<text:tab/>2</text:a></text:p>
          <text:p text:style-name="P12"><text:a xlink:type="simple" xlink:href="#__RefHeading___Toc1033_3218822482" text:style-name="Index_20_Link" text:visited-style-name="Index_20_Link">The First Step in Refactoring<text:tab/>2</text:a></text:p>
          <text:p text:style-name="P12"><text:a xlink:type="simple" xlink:href="#__RefHeading___Toc1035_3218822482" text:style-name="Index_20_Link" text:visited-style-name="Index_20_Link">When Should You Refactor?<text:tab/>3</text:a></text:p>
          <text:p text:style-name="P12"><text:a xlink:type="simple" xlink:href="#__RefHeading___Toc1037_3218822482" text:style-name="Index_20_Link" text:visited-style-name="Index_20_Link">What is it that makes programs hard to work with?<text:tab/>3</text:a></text:p>
          <text:p text:style-name="P12"><text:a xlink:type="simple" xlink:href="#__RefHeading___Toc1039_3218822482" text:style-name="Index_20_Link" text:visited-style-name="Index_20_Link">What Do I Tell My Manager?<text:tab/>3</text:a></text:p>
          <text:p text:style-name="P12"><text:a xlink:type="simple" xlink:href="#__RefHeading___Toc1041_3218822482" text:style-name="Index_20_Link" text:visited-style-name="Index_20_Link">Problems with Refactoring<text:tab/>3</text:a></text:p>
          <text:p text:style-name="P13"><text:a xlink:type="simple" xlink:href="#__RefHeading___Toc1043_3218822482" text:style-name="Index_20_Link" text:visited-style-name="Index_20_Link">Databases<text:tab/>3</text:a></text:p>
          <text:p text:style-name="P13"><text:a xlink:type="simple" xlink:href="#__RefHeading___Toc1045_3218822482" text:style-name="Index_20_Link" text:visited-style-name="Index_20_Link">Changing Interfaces<text:tab/>4</text:a></text:p>
          <text:p text:style-name="P12"><text:a xlink:type="simple" xlink:href="#__RefHeading___Toc1047_3218822482" text:style-name="Index_20_Link" text:visited-style-name="Index_20_Link">When Shouldn't You Refactor?<text:tab/>4</text:a></text:p>
          <text:p text:style-name="P12"><text:a xlink:type="simple" xlink:href="#__RefHeading___Toc1049_3218822482" text:style-name="Index_20_Link" text:visited-style-name="Index_20_Link">Refactoring and Performance<text:tab/>4</text:a></text:p>
          <text:p text:style-name="P12"><text:a xlink:type="simple" xlink:href="#__RefHeading___Toc1051_3218822482" text:style-name="Index_20_Link" text:visited-style-name="Index_20_Link">Bad Smells in Code that should be refactored<text:tab/>4</text:a></text:p>
          <text:p text:style-name="P13"><text:a xlink:type="simple" xlink:href="#__RefHeading___Toc1053_3218822482" text:style-name="Index_20_Link" text:visited-style-name="Index_20_Link">Duplicated Code<text:tab/>5</text:a></text:p>
          <text:p text:style-name="P13"><text:a xlink:type="simple" xlink:href="#__RefHeading___Toc1055_3218822482" text:style-name="Index_20_Link" text:visited-style-name="Index_20_Link">Long Method<text:tab/>5</text:a></text:p>
          <text:p text:style-name="P13"><text:a xlink:type="simple" xlink:href="#__RefHeading___Toc1057_3218822482" text:style-name="Index_20_Link" text:visited-style-name="Index_20_Link">Large Class<text:tab/>5</text:a></text:p>
          <text:p text:style-name="P13"><text:a xlink:type="simple" xlink:href="#__RefHeading___Toc1059_3218822482" text:style-name="Index_20_Link" text:visited-style-name="Index_20_Link">Long Parameter List<text:tab/>5</text:a></text:p>
          <text:p text:style-name="P13"><text:a xlink:type="simple" xlink:href="#__RefHeading___Toc1061_3218822482" text:style-name="Index_20_Link" text:visited-style-name="Index_20_Link">Divergent Change<text:tab/>5</text:a></text:p>
          <text:p text:style-name="P13"><text:a xlink:type="simple" xlink:href="#__RefHeading___Toc1063_3218822482" text:style-name="Index_20_Link" text:visited-style-name="Index_20_Link">Shotgun Surgery<text:tab/>6</text:a></text:p>
          <text:p text:style-name="P13"><text:a xlink:type="simple" xlink:href="#__RefHeading___Toc1065_3218822482" text:style-name="Index_20_Link" text:visited-style-name="Index_20_Link">Feature Envy<text:tab/>6</text:a></text:p>
          <text:p text:style-name="P13"><text:a xlink:type="simple" xlink:href="#__RefHeading___Toc1067_3218822482" text:style-name="Index_20_Link" text:visited-style-name="Index_20_Link">Data Clumps<text:tab/>6</text:a></text:p>
          <text:p text:style-name="P13"><text:a xlink:type="simple" xlink:href="#__RefHeading___Toc1069_3218822482" text:style-name="Index_20_Link" text:visited-style-name="Index_20_Link">Switch Statements<text:tab/>6</text:a></text:p>
          <text:p text:style-name="P13"><text:a xlink:type="simple" xlink:href="#__RefHeading___Toc1071_3218822482" text:style-name="Index_20_Link" text:visited-style-name="Index_20_Link">Parallel Inheritance Hierarchies<text:tab/>6</text:a></text:p>
          <text:p text:style-name="P13"><text:a xlink:type="simple" xlink:href="#__RefHeading___Toc1073_3218822482" text:style-name="Index_20_Link" text:visited-style-name="Index_20_Link">Lazy Class<text:tab/>6</text:a></text:p>
          <text:p text:style-name="P13"><text:a xlink:type="simple" xlink:href="#__RefHeading___Toc1075_3218822482" text:style-name="Index_20_Link" text:visited-style-name="Index_20_Link">Speculative Generality<text:tab/>7</text:a></text:p>
          <text:p text:style-name="P12"><text:a xlink:type="simple" xlink:href="#__RefHeading___Toc1077_3218822482" text:style-name="Index_20_Link" text:visited-style-name="Index_20_Link">A CATALOG OF REFACTORINGS<text:tab/>7</text:a></text:p>
          <text:p text:style-name="P13"><text:a xlink:type="simple" xlink:href="#__RefHeading___Toc1079_3218822482" text:style-name="Index_20_Link" text:visited-style-name="Index_20_Link">COMPOSING METHODS<text:tab/>7</text:a></text:p>
          <text:p text:style-name="P11"><text:a xlink:type="simple" xlink:href="#__RefHeading___Toc1081_3218822482" text:style-name="Index_20_Link" text:visited-style-name="Index_20_Link">EXTRACT METHOD<text:tab/>7</text:a></text:p>
          <text:p text:style-name="P11"><text:a xlink:type="simple" xlink:href="#__RefHeading___Toc1083_3218822482" text:style-name="Index_20_Link" text:visited-style-name="Index_20_Link">INLINE METHOD<text:tab/>7</text:a></text:p>
          <text:p text:style-name="P11"><text:a xlink:type="simple" xlink:href="#__RefHeading___Toc1085_3218822482" text:style-name="Index_20_Link" text:visited-style-name="Index_20_Link">INLINE TEMP<text:tab/>8</text:a></text:p>
          <text:p text:style-name="P11"><text:a xlink:type="simple" xlink:href="#__RefHeading___Toc1087_3218822482" text:style-name="Index_20_Link" text:visited-style-name="Index_20_Link">REPLACE TEMP WITH QUERY<text:tab/>8</text:a></text:p>
        </text:index-body>
      </text:table-of-content>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RUNNING NOTES OF </text:span></text:span><text:span text:style-name="Source_20_Text"><text:span text:style-name="T3">REFACTORING - IMPROVING THE DESIGN OF EXISTING CODE</text:span></text:span></text:p>
      <text:p text:style-name="P1"><text:span text:style-name="Source_20_Text"><text:span text:style-name="T1"/></text:span></text:p>
      <text:p text:style-name="P2"><text:span text:style-name="Source_20_Text"><text:span text:style-name="T4">BY MARTIN FOWLER</text:span></text:span></text:p>
      <text:p text:style-name="P2"><text:span text:style-name="Source_20_Text"><text:span text:style-name="T4"/></text:span></text:p>
      <text:h text:style-name="P25" text:outline-level="1"><text:bookmark-start text:name="__RefHeading___Toc1029_3218822482"/><text:span text:style-name="Source_20_Text"><text:span text:style-name="T40">FOREWORD</text:span></text:span><text:bookmark-end text:name="__RefHeading___Toc1029_3218822482"/></text:h>
      <text:p text:style-name="P3"><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3"><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3"><text:soft-page-break/><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3"><text:span text:style-name="Source_20_Text"><text:span text:style-name="T4">than it will be written. The key to keeping code readable and modifiable is refactoring—for frameworks, in particular, but also for software in general.</text:span></text:span></text:p>
      <text:p text:style-name="P3"><text:span text:style-name="Source_20_Text"><text:span text:style-name="T4"/></text:span></text:p>
      <text:p text:style-name="P3"><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3"><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3"><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3"><text:span text:style-name="Source_20_Text"><text:span text:style-name="T4"/></text:span></text:p>
      <text:p text:style-name="P3"><text:span text:style-name="Source_20_Text"><text:span text:style-name="T4">This book explains the principles and best practices of refactoring, and points out when and where you should start digging in your code to improve it.</text:span></text:span></text:p>
      <text:p text:style-name="P3"><text:span text:style-name="Source_20_Text"><text:span text:style-name="T4"/></text:span></text:p>
      <text:h text:style-name="P25" text:outline-level="1"><text:bookmark-start text:name="__RefHeading___Toc1031_3218822482"/><text:span text:style-name="Source_20_Text"><text:span text:style-name="T40">What Is Refactoring?</text:span></text:span><text:bookmark-end text:name="__RefHeading___Toc1031_3218822482"/></text:h>
      <text:p text:style-name="P3"><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3"><text:span text:style-name="Source_20_Text"><text:span text:style-name="T4"/></text:span></text:p>
      <text:p text:style-name="P3"><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3"><text:span text:style-name="Source_20_Text"><text:span text:style-name="T4"/></text:span></text:p>
      <text:h text:style-name="P25" text:outline-level="1"><text:bookmark-start text:name="__RefHeading___Toc1033_3218822482"/><text:span text:style-name="Source_20_Text"><text:span text:style-name="T40">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25" text:outline-level="1"><text:bookmark-start text:name="__RefHeading___Toc1035_3218822482"/><text:soft-page-break/><text:span text:style-name="Source_20_Text"><text:span text:style-name="T40">When Should You Refactor?</text:span></text:span><text:bookmark-end text:name="__RefHeading___Toc1035_3218822482"/></text:h>
      <text:p text:style-name="P3"><text:span text:style-name="Source_20_Text"><text:span text:style-name="T4">Refactor When You Add Function</text:span></text:span></text:p>
      <text:p text:style-name="P3"><text:span text:style-name="Source_20_Text"><text:span text:style-name="T4">Refactor When You Need to Fix a Bug</text:span></text:span></text:p>
      <text:p text:style-name="P3"><text:span text:style-name="Source_20_Text"><text:span text:style-name="T4">Refactor As You Do a Code Review</text:span></text:span></text:p>
      <text:p text:style-name="P3"><text:span text:style-name="Source_20_Text"><text:span text:style-name="T4"/></text:span></text:p>
      <text:h text:style-name="P25" text:outline-level="1"><text:bookmark-start text:name="__RefHeading___Toc1037_3218822482"/><text:span text:style-name="Source_20_Text"><text:span text:style-name="T40">What is it that makes programs hard to work with?</text:span></text:span><text:bookmark-end text:name="__RefHeading___Toc1037_3218822482"/></text:h>
      <text:p text:style-name="P4"><text:span text:style-name="Source_20_Text"><text:span text:style-name="T4">· <text:s/>Programs that are hard to read are hard to modify.</text:span></text:span></text:p>
      <text:p text:style-name="P3"><text:span text:style-name="Source_20_Text"><text:span text:style-name="T4">· <text:s/>Programs that have duplicated logic are hard to modify.</text:span></text:span></text:p>
      <text:p text:style-name="P3"><text:span text:style-name="Source_20_Text"><text:span text:style-name="T4">· <text:s/>Programs that require additional behavior that requires you to</text:span></text:span></text:p>
      <text:p text:style-name="P3"><text:span text:style-name="Source_20_Text"><text:span text:style-name="T4"><text:s text:c="3"/>change running code are hard to modify.</text:span></text:span></text:p>
      <text:p text:style-name="P3"><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25" text:outline-level="1"><text:bookmark-start text:name="__RefHeading___Toc1039_3218822482"/><text:span text:style-name="Source_20_Text"><text:span text:style-name="T40">What Do I Tell My Manager?</text:span></text:span><text:bookmark-end text:name="__RefHeading___Toc1039_3218822482"/></text:h>
      <text:p text:style-name="P3"><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3"><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3"><text:span text:style-name="Source_20_Text"><text:span text:style-name="T4">Of course, many people say they are driven by quality but are more driven by schedule. In these cases I give my more controversial advice: Don't tell!</text:span></text:span></text:p>
      <text:p text:style-name="P3"><text:span text:style-name="Source_20_Text"><text:span text:style-name="T4"/></text:span></text:p>
      <text:h text:style-name="P25" text:outline-level="1"><text:bookmark-start text:name="__RefHeading___Toc1041_3218822482"/><text:span text:style-name="Source_20_Text"><text:span text:style-name="T40">Problems with Refactoring</text:span></text:span><text:bookmark-end text:name="__RefHeading___Toc1041_3218822482"/></text:h>
      <text:p text:style-name="P8"><text:span text:style-name="Source_20_Text"><text:span text:style-name="T40"/></text:span></text:p>
      <text:h text:style-name="Heading_20_2" text:outline-level="2"><text:bookmark-start text:name="__RefHeading___Toc1043_3218822482"/><text:span text:style-name="Source_20_Text"><text:span text:style-name="T41">Databases</text:span></text:span><text:bookmark-end text:name="__RefHeading___Toc1043_3218822482"/></text:h>
      <text:p text:style-name="P3"><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3"><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oft-page-break/><text:span text:style-name="Source_20_Text"><text:span text:style-name="T41">Changing Interfaces</text:span></text:span><text:bookmark-end text:name="__RefHeading___Toc1045_3218822482"/></text:h>
      <text:p text:style-name="P3"><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25" text:outline-level="1"><text:bookmark-start text:name="__RefHeading___Toc1047_3218822482"/><text:span text:style-name="Source_20_Text"><text:span text:style-name="T40">When Shouldn't You Refactor?</text:span></text:span><text:bookmark-end text:name="__RefHeading___Toc1047_3218822482"/></text:h>
      <text:p text:style-name="P3"><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3"><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3"><text:span text:style-name="Source_20_Text"><text:span text:style-name="T4">stablilize it. Remember, code has to work mostly correctly before you refactor.</text:span></text:span></text:p>
      <text:p text:style-name="P3"><text:span text:style-name="Source_20_Text"><text:span text:style-name="T4"/></text:span></text:p>
      <text:h text:style-name="P25" text:outline-level="1"><text:bookmark-start text:name="__RefHeading___Toc1049_3218822482"/><text:span text:style-name="Source_20_Text"><text:span text:style-name="T40">Refactoring and Performance</text:span></text:span><text:bookmark-end text:name="__RefHeading___Toc1049_3218822482"/></text:h>
      <text:p text:style-name="P3"><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3"><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25" text:outline-level="1"><text:bookmark-start text:name="__RefHeading___Toc1051_3218822482"/><text:span text:style-name="Source_20_Text"><text:span text:style-name="T40">Bad Smells in Code that should be refactored</text:span></text:span><text:bookmark-end text:name="__RefHeading___Toc1051_3218822482"/></text:h>
      <text:p text:style-name="P3"><text:span text:style-name="Source_20_Text"><text:span text:style-name="T4">You should use this chapter as a way to give you inspiration when you're not sure what refactorings to do. Read the chapter </text:span></text:span></text:p>
      <text:p text:style-name="P3"><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3"><text:span text:style-name="Source_20_Text"><text:span text:style-name="T4"/></text:span></text:p>
      <text:h text:style-name="Heading_20_2" text:outline-level="2"><text:bookmark-start text:name="__RefHeading___Toc1053_3218822482"/><text:soft-page-break/><text:span text:style-name="Source_20_Text"><text:span text:style-name="T41">Duplicated Code</text:span></text:span><text:bookmark-end text:name="__RefHeading___Toc1053_3218822482"/></text:h>
      <text:p text:style-name="P3"><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41">Long Method</text:span></text:span><text:bookmark-end text:name="__RefHeading___Toc1055_3218822482"/></text:h>
      <text:p text:style-name="P3"><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3"><text:span text:style-name="Source_20_Text"><text:span text:style-name="T4">sequences of delegation. When you have lived with such a program for a few years, however, you learn just how valuable all those little methods are.</text:span></text:span></text:p>
      <text:p text:style-name="P3"><text:span text:style-name="Source_20_Text"><text:span text:style-name="T4"/></text:span></text:p>
      <text:h text:style-name="Heading_20_2" text:outline-level="2"><text:bookmark-start text:name="__RefHeading___Toc1057_3218822482"/><text:span text:style-name="Source_20_Text"><text:span text:style-name="T41">Large Class</text:span></text:span><text:bookmark-end text:name="__RefHeading___Toc1057_3218822482"/></text:h>
      <text:p text:style-name="P3"><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41">Long Parameter List</text:span></text:span><text:bookmark-end text:name="__RefHeading___Toc1059_3218822482"/></text:h>
      <text:p text:style-name="P3"><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3"><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3"><text:span text:style-name="Source_20_Text"><text:span text:style-name="T6">L</text:span></text:span><text:span text:style-name="Source_20_Text"><text:span text:style-name="T4">ong parameter lists are hard to understand, because they become</text:span></text:span></text:p>
      <text:p text:style-name="P3"><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3"><text:span text:style-name="Source_20_Text"><text:span text:style-name="T4"/></text:span></text:p>
      <text:h text:style-name="Heading_20_2" text:outline-level="2"><text:bookmark-start text:name="__RefHeading___Toc1061_3218822482"/><text:span text:style-name="Source_20_Text"><text:span text:style-name="T41">Divergent Change</text:span></text:span><text:bookmark-end text:name="__RefHeading___Toc1061_3218822482"/></text:h>
      <text:p text:style-name="P3"><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3"><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3"><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3"><text:span text:style-name="Source_20_Text"><text:span text:style-name="T4">variation should change a single class, and all the typing in the new class should express the variation.</text:span></text:span></text:p>
      <text:p text:style-name="P3"><text:span text:style-name="Source_20_Text"><text:span text:style-name="T4"/></text:span></text:p>
      <text:h text:style-name="Heading_20_2" text:outline-level="2"><text:bookmark-start text:name="__RefHeading___Toc1063_3218822482"/><text:soft-page-break/><text:span text:style-name="Source_20_Text"><text:span text:style-name="T41">Shotgun Surgery</text:span></text:span><text:bookmark-end text:name="__RefHeading___Toc1063_3218822482"/></text:h>
      <text:p text:style-name="P3"><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3"><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41">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41">Data Clumps</text:span></text:span><text:bookmark-end text:name="__RefHeading___Toc1067_3218822482"/></text:h>
      <text:p text:style-name="P3"><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3"><text:span text:style-name="Source_20_Text"><text:span text:style-name="T4">parameters in many method signatures. Bunches of data that hang around together really ought to be made into their own object.</text:span></text:span></text:p>
      <text:p text:style-name="P3"><text:span text:style-name="Source_20_Text"><text:span text:style-name="T4"/></text:span></text:p>
      <text:h text:style-name="Heading_20_2" text:outline-level="2"><text:bookmark-start text:name="__RefHeading___Toc1069_3218822482"/><text:span text:style-name="Source_20_Text"><text:span text:style-name="T41">Switch Statements</text:span></text:span><text:bookmark-end text:name="__RefHeading___Toc1069_3218822482"/></text:h>
      <text:p text:style-name="P3"><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3"><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bookmark-start text:name="__RefHeading___Toc1071_3218822482"/><text:span text:style-name="Source_20_Text"><text:span text:style-name="T41">Parallel Inheritance Hierarchies</text:span></text:span><text:bookmark-end text:name="__RefHeading___Toc1071_3218822482"/></text:h>
      <text:p text:style-name="P3"><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3"><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41">Lazy Class</text:span></text:span><text:bookmark-end text:name="__RefHeading___Toc1073_3218822482"/></text:h>
      <text:p text:style-name="P3"><text:span text:style-name="Source_20_Text"><text:span text:style-name="T4">Each class you create costs money to maintain and understand. A class that isn't doing enough to pay for itself should be eliminated. Often this might be a class that used to pay its way </text:span></text:span><text:soft-page-break/><text:span text:style-name="Source_20_Text"><text:span text:style-name="T4">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3"><text:span text:style-name="Source_20_Text"><text:span text:style-name="T4"/></text:span></text:p>
      <text:h text:style-name="Heading_20_2" text:outline-level="2"><text:bookmark-start text:name="__RefHeading___Toc1075_3218822482"/><text:span text:style-name="Source_20_Text"><text:span text:style-name="T41">Speculative Generality</text:span></text:span><text:bookmark-end text:name="__RefHeading___Toc1075_3218822482"/></text:h>
      <text:p text:style-name="P3"><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3"><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25" text:outline-level="1"><text:bookmark-start text:name="__RefHeading___Toc1077_3218822482"/><text:span text:style-name="Source_20_Text"><text:span text:style-name="T40">A CATALOG OF REFACTORINGS</text:span></text:span><text:bookmark-end text:name="__RefHeading___Toc1077_3218822482"/></text:h>
      <text:p text:style-name="P3"><text:span text:style-name="Source_20_Text"><text:span text:style-name="T4">i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10" text:outline-level="2"><text:bookmark-start text:name="__RefHeading___Toc1079_3218822482"/><text:span text:style-name="Source_20_Text"><text:span text:style-name="T41">COMPOSING METHODS</text:span></text:span><text:bookmark-end text:name="__RefHeading___Toc1079_3218822482"/></text:h>
      <text:h text:style-name="Heading_20_3" text:outline-level="3"><text:bookmark-start text:name="__RefHeading___Toc1081_3218822482"/><text:span text:style-name="Source_20_Text"><text:span text:style-name="T46">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pan text:style-name="Source_20_Text"><text:span text:style-name="T4"/></text:span></text:p>
      <text:p text:style-name="P9"><text:span text:style-name="Source_20_Text"><text:span text:style-name="T7">A good reference for how long a method can be is probably around 10 lines, if it’s more than that then maybe it can be extracted.</text:span></text:span></text:p>
      <text:h text:style-name="Heading_20_3" text:outline-level="3"><text:span text:style-name="Source_20_Text"><text:span text:style-name="T4"/></text:span></text:h>
      <text:h text:style-name="Heading_20_3" text:outline-level="3"><text:bookmark-start text:name="__RefHeading___Toc1083_3218822482"/><text:span text:style-name="Source_20_Text"><text:span text:style-name="T46">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oft-page-break/><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5"><text:span text:style-name="Source_20_Text"><text:span text:style-name="T21">Mechanics</text:span></text:span><text:span text:style-name="Source_20_Text"><text:span text:style-name="T19">:</text:span></text:span></text:p>
      <text:p text:style-name="P5"><text:span text:style-name="Source_20_Text"><text:span text:style-name="T4">+ Check that the method is not polymorphic :Don't inline if subclasses override the method; they cannot override a method that isn't there.</text:span></text:span></text:p>
      <text:p text:style-name="P3"><text:span text:style-name="Source_20_Text"><text:span text:style-name="T4">+ <text:s text:c="2"/>Find all calls to the method.</text:span></text:span></text:p>
      <text:p text:style-name="P3"><text:span text:style-name="Source_20_Text"><text:span text:style-name="T4">+ <text:s text:c="2"/>Replace each call with the method body.</text:span></text:span></text:p>
      <text:p text:style-name="P3"><text:span text:style-name="Source_20_Text"><text:span text:style-name="T4"/></text:span></text:p>
      <text:p text:style-name="P3"><text:span text:style-name="Source_20_Text"><text:span text:style-name="T4"/></text:span></text:p>
      <text:h text:style-name="Heading_20_3" text:outline-level="3"><text:bookmark-start text:name="__RefHeading___Toc1085_3218822482"/><text:span text:style-name="Source_20_Text"><text:span text:style-name="T46">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3"><text:span text:style-name="Source_20_Text"><text:span text:style-name="T4"/></text:span></text:p>
      <text:p text:style-name="P3"><text:span text:style-name="Source_20_Text"><text:span text:style-name="T4">Replace all references to that temp with the expression.</text:span></text:span></text:p>
      <text:p text:style-name="P3"><text:span text:style-name="Source_20_Text"><text:span text:style-name="T4"/></text:span></text:p>
      <text:p text:style-name="P3"><text:span text:style-name="Source_20_Text"><text:span text:style-name="T4">double basePrice = anOrder.basePrice();</text:span></text:span></text:p>
      <text:p text:style-name="P3"><text:span text:style-name="Source_20_Text"><text:span text:style-name="T4">return (basePrice &gt; 1000)</text:span></text:span></text:p>
      <text:p text:style-name="Standard"><text:span text:style-name="Source_20_Text"><text:span text:style-name="T4"/></text:span></text:p>
      <text:p text:style-name="P6"><text:span text:style-name="Source_20_Text"><text:span text:style-name="T8">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7"><text:span text:style-name="Source_20_Text"><text:span text:style-name="T21">Mechanics</text:span></text:span><text:span text:style-name="Source_20_Text"><text:span text:style-name="T19">:</text:span></text:span></text:p>
      <text:p text:style-name="P7"><text:span text:style-name="Source_20_Text"><text:span text:style-name="T4">+ Declare the temp as final if it isn't already, and compile.This checks that the temp is really only assigned to once.</text:span></text:span></text:p>
      <text:p text:style-name="P3"><text:span text:style-name="Source_20_Text"><text:span text:style-name="T9">+</text:span></text:span><text:span text:style-name="Source_20_Text"><text:span text:style-name="T4"> Find all references to the temp and replace them with the right-hand side of the assignment.</text:span></text:span></text:p>
      <text:p text:style-name="P3"><text:span text:style-name="Source_20_Text"><text:span text:style-name="T4"/></text:span></text:p>
      <text:p text:style-name="P3"><text:span text:style-name="Source_20_Text"><text:span text:style-name="T4"/></text:span></text:p>
      <text:h text:style-name="Heading_20_3" text:outline-level="3"><text:bookmark-start text:name="__RefHeading___Toc1087_3218822482"/><text:span text:style-name="Source_20_Text"><text:span text:style-name="T46">REPLACE TEMP WITH QUERY</text:span></text:span><text:bookmark-end text:name="__RefHeading___Toc1087_3218822482"/></text:h>
      <text:p text:style-name="P17"><text:span text:style-name="Source_20_Text"><text:span text:style-name="T4">You are using a temporary variable to hold the result of an expression.</text:span></text:span></text:p>
      <text:p text:style-name="P3"><text:span text:style-name="Source_20_Text"><text:span text:style-name="T4">Extract the expression into a method. Replace all references to the temp with the expression. The new method can then be used in other methods.</text:span></text:span></text:p>
      <text:p text:style-name="P17"><text:span text:style-name="Source_20_Text"><text:span text:style-name="T4"/></text:span></text:p>
      <text:p text:style-name="P17"><text:span text:style-name="Source_20_Text"><text:span text:style-name="T4">double basePrice = _quantity * _itemPrice;</text:span></text:span></text:p>
      <text:p text:style-name="P3"><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17"><text:span text:style-name="Source_20_Text"><text:span text:style-name="T4">return basePrice * 0.98;</text:span></text:span></text:p>
      <text:p text:style-name="P17"><text:span text:style-name="Source_20_Text"><text:span text:style-name="T4"/></text:span></text:p>
      <text:p text:style-name="P18"><text:span text:style-name="Source_20_Text"><text:span text:style-name="T4">replace the above with:</text:span></text:span></text:p>
      <text:p text:style-name="P18"><text:span text:style-name="Source_20_Text"><text:span text:style-name="T4"/></text:span></text:p>
      <text:p text:style-name="P23"><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3"><text:span text:style-name="Source_20_Text"><text:span text:style-name="T4">return basePrice() * 0.98;</text:span></text:span></text:p>
      <text:p text:style-name="P3"><text:span text:style-name="Source_20_Text"><text:span text:style-name="T4">...</text:span></text:span></text:p>
      <text:p text:style-name="P3"><text:span text:style-name="Source_20_Text"><text:span text:style-name="T4">double basePrice() {</text:span></text:span></text:p>
      <text:p text:style-name="P3"><text:span text:style-name="Source_20_Text"><text:span text:style-name="T4">return _quantity * _itemPrice;</text:span></text:span></text:p>
      <text:p text:style-name="P18"><text:span text:style-name="Source_20_Text"><text:span text:style-name="T4">}</text:span></text:span></text:p>
      <text:p text:style-name="P18"><text:span text:style-name="Source_20_Text"><text:span text:style-name="T4"/></text:span></text:p>
      <text:p text:style-name="P19"><text:span text:style-name="Source_20_Text"><text:span text:style-name="T21">Mechanics</text:span></text:span><text:span text:style-name="Source_20_Text"><text:span text:style-name="T19">:</text:span></text:span></text:p>
      <text:p text:style-name="P19"><text:span text:style-name="Source_20_Text"><text:span text:style-name="T30"><text:s/></text:span></text:span><text:span text:style-name="Source_20_Text"><text:span text:style-name="T4">Here is the simple case:</text:span></text:span></text:p>
      <text:p text:style-name="P3"><text:span text:style-name="Source_20_Text"><text:span text:style-name="T10">+ </text:span></text:span><text:span text:style-name="Source_20_Text"><text:span text:style-name="T4">Look for a temporary variable that is assigned to once. If a temp is set more than once consider Split Temporary Variable.</text:span></text:span></text:p>
      <text:p text:style-name="P3"><text:span text:style-name="Source_20_Text"><text:span text:style-name="T10">+ </text:span></text:span><text:span text:style-name="Source_20_Text"><text:span text:style-name="T4">Declare the temp as final.</text:span></text:span></text:p>
      <text:p text:style-name="P3"><text:span text:style-name="Source_20_Text"><text:span text:style-name="T10">+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3"><text:span text:style-name="Source_20_Text"><text:span text:style-name="T10">+ </text:span></text:span><text:span text:style-name="Source_20_Text"><text:span text:style-name="T4">Ensure the extracted method is free of side effects, that is, it does not modify any object. If it is not free of side effects, use Separate Query from Modifier .</text:span></text:span></text:p>
      <text:p text:style-name="P19"><text:span text:style-name="Source_20_Text"><text:span text:style-name="T10">+ </text:span></text:span><text:span text:style-name="Source_20_Text"><text:span text:style-name="T4">Use Replace Temp with Query <text:s/>on the temp.</text:span></text:span></text:p>
      <text:p text:style-name="P19"><text:span text:style-name="Source_20_Text"><text:span text:style-name="T4"/></text:span></text:p>
      <text:p text:style-name="P19"><text:span text:style-name="Source_20_Text"><text:span text:style-name="T4"/></text:span></text:p>
      <text:h text:style-name="Heading_20_3" text:outline-level="3"><text:span text:style-name="Source_20_Text"><text:span text:style-name="T46">INTRODUCE EXPLAINING VARIABLE</text:span></text:span></text:h>
      <text:p text:style-name="P3"><text:span text:style-name="Source_20_Text"><text:span text:style-name="T4">You have a complicated expression. Put the result of the expression, or parts of the expression, in a temporary variable with a name that explains the purpose.</text:span></text:span></text:p>
      <text:p text:style-name="P3"><text:span text:style-name="Source_20_Text"><text:span text:style-name="T4"/></text:span></text:p>
      <text:p text:style-name="P3"><text:span text:style-name="Source_20_Text"><text:span text:style-name="T4">if ( (platform.toUpperCase().indexOf("MAC") &gt; -1) &amp;&amp;</text:span></text:span></text:p>
      <text:p text:style-name="P3"><text:span text:style-name="Source_20_Text"><text:span text:style-name="T4">(browser.toUpperCase().indexOf("IE") &gt; -1) &amp;&amp;</text:span></text:span></text:p>
      <text:p text:style-name="P3"><text:span text:style-name="Source_20_Text"><text:span text:style-name="T4">wasInitialized() &amp;&amp; resize &gt; 0 )</text:span></text:span></text:p>
      <text:p text:style-name="P3"><text:span text:style-name="Source_20_Text"><text:span text:style-name="T4">{</text:span></text:span></text:p>
      <text:p text:style-name="P3"><text:span text:style-name="Source_20_Text"><text:span text:style-name="T4">// do something</text:span></text:span></text:p>
      <text:p text:style-name="P3"><text:span text:style-name="Source_20_Text"><text:span text:style-name="T4">}</text:span></text:span></text:p>
      <text:p text:style-name="P3"><text:span text:style-name="Source_20_Text"><text:span text:style-name="T4"/></text:span></text:p>
      <text:p text:style-name="P16"><text:span text:style-name="Source_20_Text"><text:span text:style-name="T4">the above with this:</text:span></text:span></text:p>
      <text:p text:style-name="P16"><text:span text:style-name="Source_20_Text"><text:span text:style-name="T4"/></text:span></text:p>
      <text:p text:style-name="P16"><text:span text:style-name="Source_20_Text"><text:span text:style-name="T4">final boolean isMacOs = platform.toUpperCase().indexOf("MAC") &gt;</text:span></text:span></text:p>
      <text:p text:style-name="P3"><text:span text:style-name="Source_20_Text"><text:span text:style-name="T4">-1;</text:span></text:span></text:p>
      <text:p text:style-name="P3"><text:span text:style-name="Source_20_Text"><text:span text:style-name="T4">final boolean isIEBrowser = browser.toUpperCase().indexOf("IE") &gt;</text:span></text:span></text:p>
      <text:p text:style-name="P3"><text:span text:style-name="Source_20_Text"><text:span text:style-name="T4">-1;</text:span></text:span></text:p>
      <text:p text:style-name="P3"><text:span text:style-name="Source_20_Text"><text:span text:style-name="T4">final boolean wasResized = resize &gt; 0;</text:span></text:span></text:p>
      <text:p text:style-name="P3"><text:span text:style-name="Source_20_Text"><text:span text:style-name="T4">if (isMacOs &amp;&amp; isIEBrowser &amp;&amp; wasInitialized() &amp;&amp; wasResized) {</text:span></text:span></text:p>
      <text:p text:style-name="P3"><text:span text:style-name="Source_20_Text"><text:span text:style-name="T4">// do something</text:span></text:span></text:p>
      <text:p text:style-name="P16"><text:span text:style-name="Source_20_Text"><text:span text:style-name="T4">}</text:span></text:span></text:p>
      <text:p text:style-name="P16"><text:span text:style-name="Source_20_Text"><text:span text:style-name="T4"/></text:span></text:p>
      <text:p text:style-name="P16"><text:span text:style-name="Source_20_Text"><text:span text:style-name="T19">Mechanics:</text:span></text:span></text:p>
      <text:p text:style-name="P16"><text:span text:style-name="Source_20_Text"><text:span text:style-name="T4">+ Declare a final temporary variable, and set it to the result of part of the complex expression.</text:span></text:span></text:p>
      <text:p text:style-name="P3"><text:span text:style-name="Source_20_Text"><text:span text:style-name="T4">+ Replace the result part of the expression with the value of the temp. If the result part of the expression is repeated, you can replace the repeats one at a time.</text:span></text:span></text:p>
      <text:h text:style-name="Heading_20_3" text:outline-level="3"><text:soft-page-break/><text:span text:style-name="Source_20_Text"><text:span text:style-name="T46">SPLIT TEMPORARY VARIABLE</text:span></text:span></text:h>
      <text:p text:style-name="Standard"><text:span text:style-name="Source_20_Text"><text:span text:style-name="T4">You have a temporary variable assigned to more than once, but is not a loop variable nor a collecting temporary variable.</text:span></text:span></text:p>
      <text:p text:style-name="P3"><text:span text:style-name="Source_20_Text"><text:span text:style-name="T4"/></text:span></text:p>
      <text:p text:style-name="P3"><text:span text:style-name="Source_20_Text"><text:span text:style-name="T4">Make a separate temporary variable for each assignment.</text:span></text:span></text:p>
      <text:p text:style-name="P3"><text:span text:style-name="Source_20_Text"><text:span text:style-name="T4"/></text:span></text:p>
      <text:p text:style-name="P3"><text:span text:style-name="Source_20_Text"><text:span text:style-name="T4">double temp = 2 * (_height + _width);</text:span></text:span></text:p>
      <text:p text:style-name="P3"><text:span text:style-name="Source_20_Text"><text:span text:style-name="T4">System.out.println (temp);</text:span></text:span></text:p>
      <text:p text:style-name="P3"><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20"><text:span text:style-name="Source_20_Text"><text:span text:style-name="T4">the above wit</text:span></text:span><text:span text:style-name="Source_20_Text"><text:span text:style-name="T11">h</text:span></text:span><text:span text:style-name="Source_20_Text"><text:span text:style-name="T4"> his:</text:span></text:span></text:p>
      <text:p text:style-name="P20"><text:span text:style-name="Source_20_Text"><text:span text:style-name="T4"/></text:span></text:p>
      <text:p text:style-name="P20"><text:span text:style-name="Source_20_Text"><text:span text:style-name="T4">final double perimeter = 2 * (_height + _width);</text:span></text:span></text:p>
      <text:p text:style-name="P3"><text:span text:style-name="Source_20_Text"><text:span text:style-name="T4">System.out.println (perimeter);</text:span></text:span></text:p>
      <text:p text:style-name="P3"><text:span text:style-name="Source_20_Text"><text:span text:style-name="T4">final double area = _height * _width;</text:span></text:span></text:p>
      <text:p text:style-name="P20"><text:span text:style-name="Source_20_Text"><text:span text:style-name="T4">System.out.println (area);</text:span></text:span></text:p>
      <text:p text:style-name="P20"><text:span text:style-name="Source_20_Text"><text:span text:style-name="T4"/></text:span></text:p>
      <text:p text:style-name="P20"><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20"><text:span text:style-name="Source_20_Text"><text:span text:style-name="T4"/></text:span></text:p>
      <text:p text:style-name="P20"><text:span text:style-name="Source_20_Text"><text:span text:style-name="T19">Mechanics:</text:span></text:span></text:p>
      <text:p text:style-name="P20"><text:span text:style-name="Source_20_Text"><text:span text:style-name="T12">+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20"><text:span text:style-name="Source_20_Text"><text:span text:style-name="T12">+</text:span></text:span><text:span text:style-name="Source_20_Text"><text:span text:style-name="T4"> Declare the new temp as final.</text:span></text:span></text:p>
      <text:p text:style-name="P3"><text:span text:style-name="Source_20_Text"><text:span text:style-name="T12">+</text:span></text:span><text:span text:style-name="Source_20_Text"><text:span text:style-name="T4"> Change all references of the temp up to its second assignment.</text:span></text:span></text:p>
      <text:p text:style-name="P20"><text:span text:style-name="Source_20_Text"><text:span text:style-name="T12">+</text:span></text:span><text:span text:style-name="Source_20_Text"><text:span text:style-name="T4"> Declare the temp at its second assignment.</text:span></text:span></text:p>
      <text:p text:style-name="P20"><text:span text:style-name="Source_20_Text"><text:span text:style-name="T4"/></text:span></text:p>
      <text:p text:style-name="P20"><text:span text:style-name="Source_20_Text"><text:span text:style-name="T4"/></text:span></text:p>
      <text:h text:style-name="Heading_20_3" text:outline-level="3"><text:span text:style-name="Source_20_Text"><text:span text:style-name="T46">REMOVE ASSIGNMENTS TO PARAMETERS</text:span></text:span></text:h>
      <text:p text:style-name="P22"><text:span text:style-name="Source_20_Text"><text:span text:style-name="T4">The code assigns to a parameter. Use a temporary variable instead. </text:span></text:span></text:p>
      <text:p text:style-name="P22"><text:span text:style-name="Source_20_Text"><text:span text:style-name="T4"/></text:span></text:p>
      <text:p text:style-name="P22"><text:span text:style-name="Source_20_Text"><text:span text:style-name="T4"/></text:span></text:p>
      <text:p text:style-name="P22"><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pan text:style-name="Source_20_Text"><text:span text:style-name="T4"/></text:span></text:p>
      <text:p text:style-name="P21"><text:span text:style-name="Source_20_Text"><text:span text:style-name="T4">the above with this:</text:span></text:span></text:p>
      <text:p text:style-name="P21"><text:span text:style-name="Source_20_Text"><text:span text:style-name="T4"/></text:span></text:p>
      <text:p text:style-name="P21"><text:span text:style-name="Source_20_Text"><text:span text:style-name="T4">int discount (int inputVal, int quantity, int yearToDate) {</text:span></text:span></text:p>
      <text:p text:style-name="P3"><text:span text:style-name="Source_20_Text"><text:span text:style-name="T4">int result = inputVal;</text:span></text:span></text:p>
      <text:p text:style-name="P21"><text:span text:style-name="Source_20_Text"><text:span text:style-name="T4">if (inputVal &gt; 50) result -= 2;</text:span></text:span></text:p>
      <text:p text:style-name="P21"><text:span text:style-name="Source_20_Text"><text:span text:style-name="T4"/></text:span></text:p>
      <text:p text:style-name="P21"><text:soft-page-break/><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3"><text:span text:style-name="Source_20_Text"><text:span text:style-name="T4">With pass by value, any change to the parameter is not reflected in the calling routine. Those who have used pass by reference will probably find this confusing.</text:span></text:span></text:p>
      <text:p text:style-name="P21"><text:span text:style-name="Source_20_Text"><text:span text:style-name="T4"/></text:span></text:p>
      <text:p text:style-name="P21"><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3"><text:span text:style-name="Source_20_Text"><text:span text:style-name="T4">In Java, don't assign to parameters, and if you see code that does, apply Remove Assignments to Parameters.</text:span></text:span></text:p>
      <text:p text:style-name="P3"><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3"><text:span text:style-name="Source_20_Text"><text:span text:style-name="T4"/></text:span></text:p>
      <text:p text:style-name="P3"><text:span text:style-name="Source_20_Text"><text:span text:style-name="T19">Mechanics</text:span></text:span><text:span text:style-name="Source_20_Text"><text:span text:style-name="T4">:</text:span></text:span></text:p>
      <text:p text:style-name="P3"><text:span text:style-name="Source_20_Text"><text:span text:style-name="T14">+ </text:span></text:span><text:span text:style-name="Source_20_Text"><text:span text:style-name="T4">Create a temporary variable for the parameter.</text:span></text:span></text:p>
      <text:p text:style-name="P3"><text:span text:style-name="Source_20_Text"><text:span text:style-name="T14">+ </text:span></text:span><text:span text:style-name="Source_20_Text"><text:span text:style-name="T4">Replace all references to the parameter, made after the assignment, to the temporary variable.</text:span></text:span></text:p>
      <text:p text:style-name="P3"><text:span text:style-name="Source_20_Text"><text:span text:style-name="T14">+ </text:span></text:span><text:span text:style-name="Source_20_Text"><text:span text:style-name="T4">Change the assignment to assign to the temporary variable.</text:span></text:span></text:p>
      <text:p text:style-name="P3"><text:span text:style-name="Source_20_Text"><text:span text:style-name="T4"/></text:span></text:p>
      <text:h text:style-name="Heading_20_3" text:outline-level="3"><text:span text:style-name="Source_20_Text"><text:span text:style-name="T46">PASS BY VALUE IN JAVA</text:span></text:span></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3"><text:span text:style-name="Source_20_Text"><text:span text:style-name="T4">public static void main(String[] args) {</text:span></text:span></text:p>
      <text:p text:style-name="P3"><text:span text:style-name="Source_20_Text"><text:span text:style-name="T4">int x = 5;</text:span></text:span></text:p>
      <text:p text:style-name="P3"><text:span text:style-name="Source_20_Text"><text:span text:style-name="T4">triple(x);</text:span></text:span></text:p>
      <text:p text:style-name="P3"><text:span text:style-name="Source_20_Text"><text:span text:style-name="T4">System.out.println ("x after triple: " + x);</text:span></text:span></text:p>
      <text:p text:style-name="P3"><text:span text:style-name="Source_20_Text"><text:span text:style-name="T4">}</text:span></text:span></text:p>
      <text:p text:style-name="P3"><text:span text:style-name="Source_20_Text"><text:span text:style-name="T4">private static void triple(int arg) {</text:span></text:span></text:p>
      <text:p text:style-name="P3"><text:span text:style-name="Source_20_Text"><text:span text:style-name="T4">arg = arg * 3;</text:span></text:span></text:p>
      <text:p text:style-name="P3"><text:span text:style-name="Source_20_Text"><text:span text:style-name="T4">System.out.println ("arg in triple: " + arg);</text:span></text:span></text:p>
      <text:p text:style-name="P3"><text:span text:style-name="Source_20_Text"><text:span text:style-name="T4">}</text:span></text:span></text:p>
      <text:p text:style-name="Standard"><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3"><text:span text:style-name="Source_20_Text"><text:span text:style-name="T4"/></text:span></text:p>
      <text:p text:style-name="P3"><text:span text:style-name="Source_20_Text"><text:span text:style-name="T4">arg in triple: 15</text:span></text:span></text:p>
      <text:p text:style-name="Standard"><text:span text:style-name="Source_20_Text"><text:span text:style-name="T4">x after triple: 5</text:span></text:span></text:p>
      <text:p text:style-name="P21"><text:span text:style-name="Source_20_Text"><text:span text:style-name="T4"/></text:span></text:p>
      <text:p text:style-name="P21"><text:span text:style-name="Source_20_Text"><text:span text:style-name="T4"/></text:span></text:p>
      <text:h text:style-name="Heading_20_3" text:outline-level="3"><text:span text:style-name="Source_20_Text"><text:span text:style-name="T46">REPLACE METHOD WITH METHOD OBJECT</text:span></text:span></text:h>
      <text:p text:style-name="P24"><text:span text:style-name="Source_20_Text"><text:span text:style-name="T15">This section needs to be covered. Pg. 1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CourierNew1" svg:font-family="CourierNew" style:font-family-generic="modern" style:font-pitch="fixed"/>
    <style:font-face style:name="Liberation Mono" svg:font-family="'Liberation Mono'" style:font-family-generic="modern" style:font-pitch="fixed"/>
    <style:font-face style:name="Symbol1" svg:font-family="Symbol" style:font-family-generic="modern" style:font-pitch="fixed"/>
    <style:font-face style:name="Arial1" svg:font-family="Arial"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5T18:10:05.317909602</dc:date>
    <meta:editing-cycles>1878</meta:editing-cycles>
    <meta:editing-duration>P5DT22H4M53S</meta:editing-duration>
    <meta:generator>LibreOffice/6.0.7.3$Linux_X86_64 LibreOffice_project/00m0$Build-3</meta:generator>
    <meta:document-statistic meta:table-count="0" meta:image-count="0" meta:object-count="0" meta:page-count="11" meta:paragraph-count="241" meta:word-count="3567" meta:character-count="20215" meta:non-whitespace-character-count="16868"/>
  </office:meta>
</office:document-meta>
</file>